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weight="normal" officeooo:rsid="00676855" officeooo:paragraph-rsid="00151b94" style:font-weight-asian="normal" style:font-weight-complex="normal"/>
    </style:style>
    <style:style style:name="P2" style:family="paragraph" style:parent-style-name="Standard">
      <style:text-properties fo:font-style="normal" fo:font-weight="normal" officeooo:rsid="006aae72" officeooo:paragraph-rsid="00151b94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680cdf" officeooo:paragraph-rsid="00151b94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692725" officeooo:paragraph-rsid="00151b94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380cb5b" officeooo:paragraph-rsid="00151b94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699e4e" officeooo:paragraph-rsid="00151b94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weight="normal" officeooo:rsid="00676855" officeooo:paragraph-rsid="00151b94" style:font-weight-asian="normal" style:font-weight-complex="normal"/>
    </style:style>
    <style:style style:name="P8" style:family="paragraph" style:parent-style-name="Standard">
      <style:text-properties fo:font-weight="normal" officeooo:rsid="00677f4c" officeooo:paragraph-rsid="00151b94" style:font-weight-asian="normal" style:font-weight-complex="normal"/>
    </style:style>
    <style:style style:name="P9" style:family="paragraph" style:parent-style-name="Standard">
      <style:text-properties fo:font-style="italic" fo:font-weight="normal" officeooo:rsid="00677f4c" officeooo:paragraph-rsid="00151b94" style:font-style-asian="italic" style:font-weight-asian="normal" style:font-style-complex="italic" style:font-weight-complex="normal"/>
    </style:style>
    <style:style style:name="T1" style:family="text">
      <style:text-properties officeooo:rsid="02341787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tyle="italic" style:font-style-asian="italic" style:font-style-complex="italic"/>
    </style:style>
    <style:style style:name="T4" style:family="text">
      <style:text-properties fo:font-variant="normal" fo:text-transform="none" fo:color="#252525" style:font-name="Liberation Serif" fo:font-size="12pt" fo:letter-spacing="normal" fo:font-style="normal" officeooo:rsid="0010dad4" style:font-size-asian="12pt" style:font-style-asian="normal" style:font-size-complex="12pt" style:font-style-complex="normal"/>
    </style:style>
    <style:style style:name="T5" style:family="text">
      <style:text-properties officeooo:rsid="006f8831"/>
    </style:style>
    <style:style style:name="T6" style:family="text">
      <style:text-properties officeooo:rsid="03800f34"/>
    </style:style>
    <style:style style:name="T7" style:family="text">
      <style:text-properties officeooo:rsid="0380cb5b"/>
    </style:style>
    <style:style style:name="T8" style:family="text">
      <style:text-properties officeooo:rsid="016e6cac"/>
    </style:style>
    <style:style style:name="T9" style:family="text">
      <style:text-properties officeooo:rsid="006aae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7"/>
      <text:p text:style-name="P8">Хотя не знаю, спасла ли бы меня какая угодно система без приложения к ней нашей бригады.</text:p>
      <text:p text:style-name="P8">Не то, чтобы в ней друг друга окружали заботливым вниманием, лаской и моральной поддержкой. Держи карман!</text:p>
      <text:p text:style-name="P8">В бригаде любят проехаться и погыгыкать на твой счёт. И там у каждого своих забот хватает, у всех семья, дети. </text:p>
      <text:p text:style-name="P8">За исключением рыжего Петра Кирпы, он же Кирпонос, но и его впоследствии окрутила Рая из бригады штукатурш.</text:p>
      <text:p text:style-name="P8">И всё-таки с 8 утра до 5 дня, при всех индивидуальных проблемах и заботах, наша бригада была семьёй.</text:p>
      <text:p text:style-name="P8">При всей забористости шуток в чей угодно адрес, тебе тут не подсунут под нос тлеющую вату и тут можно не опасаться никаких членовредительных хаханек.</text:p>
      <text:p text:style-name="P8"/>
      <text:p text:style-name="P8">Матерятся ли каменщики при каменщицах?</text:p>
      <text:p text:style-name="P8">И да, и нет.</text:p>
      <text:p text:style-name="P8">Я ни разу не слыхал мата обращённого к кому-либо из женщин нашей бригады. Нет.</text:p>
      <text:p text:style-name="P8">Но когда крановщик ставит тебе на ногу поддон кирпича, ты сообщаешь ему об этом очень громко <text:span text:style-name="T1">и </text:span>без оглядки кто вокруг.</text:p>
      <text:p text:style-name="P8">Матерятся ли женщины?</text:p>
      <text:p text:style-name="P8">И да, и нет.</text:p>
      <text:p text:style-name="P8">В травмоопасные моменты они орут «ой, мамоньки!», или просто визжат.</text:p>
      <text:p text:style-name="P8">А в промежутке между загрузкой раствора по ящикам и заводкой стальных, поперекрученных на хрен тросов строп под поддоны с кирпичом, Катерина могла запросто поделиться фольклёром:</text:p>
      <text:p text:style-name="P8"><text:tab/><text:tab/><text:tab/><text:span text:style-name="T3">Эх, ёб вашу мать, с вашими делами!</text:span></text:p>
      <text:p text:style-name="P9"><text:span text:style-name="T2"><text:tab/><text:tab/><text:tab/>Не хотите отдать дочь, так еб</text:span><text:span text:style-name="T4">и́</text:span><text:span text:style-name="T2">те сами</text:span>!</text:p>
      <text:p text:style-name="P9"/>
      <text:p text:style-name="P3">Признаюсь, что проигрывание этой частушки в извилинах головного мозга иногда служило мне хорошим болеутоляющим.</text:p>
      <text:p text:style-name="P3">Но, в конце концов, разве на одном мате свет клином сходится?</text:p>
      <text:p text:style-name="P3">Любовь Андреевна однажды пожаловалась <text:span text:style-name="T5">случайно заехавшему</text:span> на объект главному инженеру на обидные слова бригадира Хижняка, которыми тот определял всех женщин без разбору:</text:p>
      <text:p text:style-name="P3">- З<text:span text:style-name="T6">á</text:span>сланки навыворот!</text:p>
      <text:p text:style-name="P3"/>
      <text:p text:style-name="P3">До сих пор не улавливаю смысла этих слов, а вот её <text:span text:style-name="T5">почему-то </text:span>задело.</text:p>
      <text:p text:style-name="P3">Наверное потому, что она была самая красивая женщина в бригаде, только иногда грустная. Трудно женщине, когда знает, что красива, а что с красотой этой делать неизвестно и <text:span text:style-name="T1">только вот</text:span> наблюдай как она уходит ни за что, ни про что.</text:p>
      <text:p text:style-name="P3">Муж на пять лет моложе её и до женитьбы ходил с ножом за голенищем, а она из него сделала примерного семьянина и безопасного члена общества.</text:p>
      <text:p text:style-name="P3">Но всё равно грустит, особенно зимой в морозы, когда раствор в ящиках при подъёме на линию берётся сантиметровой коркой <text:span text:style-name="T1">льда</text:span>.</text:p>
      <text:p text:style-name="P3">- Ой, мама! Как же у меня рученьки помёрзли!</text:p>
      <text:p text:style-name="P3">А этот паразит Серёга с другого конца захватки, сразу:</text:p>
      <text:p text:style-name="P3">- Ото тебе ещё мало! Мама-папа сколько раз говорили «учись, доченька! бухгалтершей станешь!» Так нет! «я лопату люблю!» Вот и люби теперь до посинения!</text:p>
      <text:p text:style-name="P3">- Паразит!</text:p>
      <text:p text:style-name="P3"/>
      <text:p text:style-name="P3">Анна Андреевна не такая красивая, но добрая. </text:p>
      <text:p text:style-name="P3"><text:soft-page-break/>Особенно после обеда.</text:p>
      <text:p text:style-name="P3">Почти вся бригада живёт <text:s/><text:span text:style-name="T6">Н</text:span>а Семи Ветрах и обедать домой ходят. <text:s/></text:p>
      <text:p text:style-name="P3">Вот она в обед дома клюкнет и возвращается размякшей и подобревшей.</text:p>
      <text:p text:style-name="P4">Единственный недостаток её в том, что охотится на мою кирочку. Стоит мне утратить бдительность, она мою кирочку — хвать! — и в стену заложит, раствором заровняет.</text:p>
      <text:p text:style-name="P4">Большинство каменщиков рубят кирпич кельмами, а мне, видите ли, кирочку подавай. Наверное, из-за созвучия имён...</text:p>
      <text:p text:style-name="P4"/>
      <text:p text:style-name="P4">Мужья Лиды и Виты тоже в СМП-615 работают, слесарят <text:span text:style-name="T7">в производственном корпусе</text:span> под началом главного механика. </text:p>
      <text:p text:style-name="P4">Выпивают, конечно, а мне наутро целый час в вагончике выслушивать выговоры тем падлам, которых тут и близко нет. </text:p>
      <text:p text:style-name="P4">Хотя выговоры от Лиды слушать можно — она их словно песню поёт, ну, а Вита подпевает.</text:p>
      <text:p text:style-name="P4">Сама Вита красноречием не блещет. Мы когда на 110-квартирном уже под крышу стены выводили, она на линии рядом со мной была и, когда я через стену прыгнул, успела вслед сказать:</text:p>
      <text:p text:style-name="P4">- Сергей! Ты куда?</text:p>
      <text:p text:style-name="P4">Та часть стены, что я клал, осталась не затёртой и не расшитой, вот я и соскочил на бетонный козырёк над балконом пятого этажа. Но она-то козырька не видела! </text:p>
      <text:p text:style-name="P4">У неё на глазах человек сигает с крыши пятиэтажки и всё, на что она способна, так это:</text:p>
      <text:p text:style-name="P4">- Сергей! Ты куда?</text:p>
      <text:p text:style-name="P4">Вот вам женская логика и знание физики — <text:span text:style-name="T8">да, </text:span>вниз <text:span text:style-name="T8">я</text:span>! </text:p>
      <text:p text:style-name="P4">Куда ж ещё?</text:p>
      <text:p text:style-name="P4"/>
      <text:p text:style-name="P4">Бригада у нас молодая, самому старшему, Григорию Григорьевичу, сорок лет. Он так прямо и говорит:</text:p>
      <text:p text:style-name="P4">- Мы ещё молодые.</text:p>
      <text:p text:style-name="P4">У него исключительный педагогический дар, если заметит, что его сын девятиклассник в трамвае, или на улице засмотрелся на женщину при всех делах, сразу <text:span text:style-name="T8">л</text:span>овит момент:</text:p>
      <text:p text:style-name="P4">- Хочешь, чтоб у тебя такая же была? Учись, зараза!</text:p>
      <text:p text:style-name="P4">Лицо у него круглое, наполеоновское из-за редкой пряди на лбу. Сам такой крепкий, солидный. </text:p>
      <text:p text:style-name="P4">Сколько раз я пытался обогнать его в кладке — бесполезно. Он уже кончит, а мне ещё с десяток кирпичей надо положить.</text:p>
      <text:p text:style-name="P4">И рассудительный. </text:p>
      <text:p text:style-name="P5">Рассудительность подвела его всего один единственный раз, , это когда с обеда он вернулся с двустволкой.</text:p>
      <text:p text:style-name="P6">Мы же строим в чистом поле — «строительный угодья». А тут молодой мастер Середа с базы заехал. Григорий Григорьевич и ему дал <text:span text:style-name="T8">оружие </text:span>подержать. </text:p>
      <text:p text:style-name="P6">А потом они заспорили — попадёт Середа из ружья в шапку Григория Григорьевича, или нет?</text:p>
      <text:p text:style-name="P6">Ну, вышли за торцевую стену недостроенного здания, вокруг белым-бело, только лесополоса среди снегов чернеет.</text:p>
      <text:p text:style-name="P6">Он шапку высоко так подкинул, а Середа чуть выждал и пульнул.</text:p>
      <text:p text:style-name="P6">Шапка дёрнулась и — в снег.</text:p>
      <text:p text:style-name="P6">Григорий Григорьевич её поднял, а в донышке дырка — два пальца пролазят. Картечь крупной оказалась. </text:p>
      <text:p text:style-name="P6">А шапка хорошая была, из меха нутрии.</text:p>
      <text:p text:style-name="P6">Просто он не учёл, что Середа из Закарпатья, а там бандеровцев хоть уже и нет, но огнестрельное оружие сохранилось; отсюда и навыки.</text:p>
      <text:p text:style-name="P6"/>
      <text:p text:style-name="P6">А Вера Шарапова <text:span text:style-name="T8">никогда </text:span>не грустит. Всё время песни поёт, смеётся. Разговорчивая со всеми.</text:p>
      <text:p text:style-name="P6"><text:soft-page-break/>И она тоже самая красивая, но только на работе, пока на ней телогрейка и штаны спецовочные. А как переоденется, чтобы ехать электричкой в свою Куколку, <text:span text:style-name="T8">к</text:span>расота куда-то девается.</text:p>
      <text:p text:style-name="P6">Не знаю почему мне грустно стало, когда она про свою свадьбу рассказывала и все смеялись вместе с ней:</text:p>
      <text:p text:style-name="P6">- Дети — плачут! Петя — играет!</text:p>
      <text:p text:style-name="P6">Петя — это тот горбатый мужик, что её с двумя детьми взял. Он тоже <text:span text:style-name="T7">из Куколки</text:span> в Конотоп на работу ездит и умеет на гармошке играть. </text:p>
      <text:p text:style-name="P6">Шумная получилась свадьба.</text:p>
      <text:p text:style-name="P6">Вера Шарапова подметила, что когда кто-то при мне на головную боль жалуется, я достаю из штанов носовой платок и перескладываю его наизнанку. </text:p>
      <text:p text:style-name="P2">Иногда она толкает локтем Катерину, мол, смотри чудеса дрессировки; прикладывает руку ко лбу и делает страдальческое лицо:</text:p>
      <text:p text:style-name="P6">- <text:span text:style-name="T9">Ой, как же ж голова болит!</text:span></text:p>
      <text:p text:style-name="P2">Я, конечно, вижу всю эту комедию, но процедуру исполняю, а когда Катерина и себе начинает хвататься, то говорю, что приём окончен — средство обслуживает лишь одного пациента в день. </text:p>
      <text:p text:style-name="P2">Про Гарри Поттера тогда ещё не знали.</text:p>
      <text:p text:style-name="P2"/>
      <text:p text:style-name="P2">Пётр Лысун не всегда был каменщиком. Он служил в охране перевозок золота по железной дороге. </text:p>
      <text:p text:style-name="P2">Есть специальные вооружённые охранники, что сопровождают сейфы <text:span text:style-name="T8">в</text:span> багажных вагонах.</text:p>
      <text:p text:style-name="P2">Ехать приходится далеко, иногда неделями. Пол вагона качается, колёсные пары на стыках гахкают и мысли всякие крутятся и крутятся. </text:p>
      <text:p text:style-name="P2">Вот как, к примеру, можно <text:span text:style-name="T7">было бы</text:span> это золото взять?</text:p>
      <text:p text:style-name="P2">День крутятся, два — иногда неделями. Но безответно крутятся — неразрешимая задача.</text:p>
      <text:p text:style-name="P2">На лица со-охранников посмотрит — тоже задумчивые. А о чём? </text:p>
      <text:p text:style-name="P2">И начинает закрадываться страх: вдруг кто-то додумался до ответа? </text:p>
      <text:p text:style-name="P2">Состави<text:span text:style-name="T8">т</text:span> план, <text:span text:style-name="T8">найдёт</text:span> подельников и на одном из перегонов положит всех одной обоймой и с золотом уйдёт.</text:p>
      <text:p text:style-name="P2">Устал Пётр от ожидания и ушёл в каменщик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2:13:21.062235080</meta:creation-date>
    <dc:date>2017-03-03T12:13:27.973569060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80" meta:word-count="1115" meta:character-count="6883" meta:non-whitespace-character-count="5806"/>
    <meta:generator>LibreOffice/4.3.3.2$Linux_x86 LibreOffice_project/430m0$Build-2</meta:generator>
  </office:meta>
</office:document-meta>
</file>